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a30f2" officeooo:paragraph-rsid="001a30f2"/>
    </style:style>
    <style:style style:name="P2" style:family="paragraph" style:parent-style-name="Preformatted_20_Text">
      <style:text-properties officeooo:rsid="000a5086" officeooo:paragraph-rsid="001a30f2"/>
    </style:style>
    <style:style style:name="P3" style:family="paragraph" style:parent-style-name="Preformatted_20_Text">
      <style:paragraph-properties style:line-height-at-least="0.2819in"/>
      <style:text-properties officeooo:rsid="0021b83c" officeooo:paragraph-rsid="00238521"/>
    </style:style>
    <style:style style:name="P4" style:family="paragraph" style:parent-style-name="Preformatted_20_Text">
      <style:paragraph-properties style:line-height-at-least="0.2819in"/>
      <style:text-properties officeooo:rsid="0021b83c" officeooo:paragraph-rsid="0023f679"/>
    </style:style>
    <style:style style:name="P5" style:family="paragraph" style:parent-style-name="Preformatted_20_Text">
      <style:paragraph-properties style:line-height-at-least="0.2819in"/>
      <style:text-properties officeooo:rsid="0021b83c" officeooo:paragraph-rsid="0021b83c"/>
    </style:style>
    <style:style style:name="P6" style:family="paragraph" style:parent-style-name="Preformatted_20_Text">
      <style:paragraph-properties style:line-height-at-least="0.2819in"/>
      <style:text-properties officeooo:rsid="0021d91a" officeooo:paragraph-rsid="0021d91a"/>
    </style:style>
    <style:style style:name="P7" style:family="paragraph" style:parent-style-name="Preformatted_20_Text">
      <style:paragraph-properties style:line-height-at-least="0.2819in"/>
      <style:text-properties officeooo:rsid="0023f679" officeooo:paragraph-rsid="0023f679"/>
    </style:style>
    <style:style style:name="P8" style:family="paragraph" style:parent-style-name="Preformatted_20_Text">
      <style:paragraph-properties style:line-height-at-least="0.2819in"/>
      <style:text-properties officeooo:rsid="00212f63" officeooo:paragraph-rsid="00212f63"/>
    </style:style>
    <style:style style:name="P9" style:family="paragraph" style:parent-style-name="Preformatted_20_Text">
      <style:paragraph-properties style:line-height-at-least="0.2819in"/>
      <style:text-properties officeooo:rsid="001a30f2" officeooo:paragraph-rsid="001a30f2"/>
    </style:style>
    <style:style style:name="P10" style:family="paragraph" style:parent-style-name="Preformatted_20_Text">
      <style:paragraph-properties style:line-height-at-least="0.2819in"/>
      <style:text-properties officeooo:rsid="001f7937" officeooo:paragraph-rsid="001f7937"/>
    </style:style>
    <style:style style:name="T1" style:family="text">
      <style:text-properties officeooo:rsid="0006747c"/>
    </style:style>
    <style:style style:name="T2" style:family="text">
      <style:text-properties officeooo:rsid="000a5086"/>
    </style:style>
    <style:style style:name="T3" style:family="text">
      <style:text-properties fo:font-weight="bold" officeooo:rsid="000a508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151<text:tab/><text:span text:style-name="T1">003 S/17</text:span><text:tab/>Date:<text:tab/>___________<text:tab/>___________<text:tab/>___________<text:tab/>___________<text:tab/>___________</text:p>
      <text:p text:style-name="P1"/>
      <text:p text:style-name="P8">Al Buainain, Rashed M.<text:tab/><text:span text:style-name="T2">___________<text:tab/>___________<text:tab/>___________<text:tab/>___________<text:tab/>___________</text:span></text:p>
      <text:p text:style-name="P3">Alanazi, Ebthaj M.<text:tab/><text:span text:style-name="T2">___________<text:tab/>___________<text:tab/>___________<text:tab/>___________<text:tab/>___________</text:span></text:p>
      <text:p text:style-name="P4"><text:span text:style-name="T2">Albuainain, Fahad R.<text:tab/></text:span><text:span text:style-name="T3">___________<text:tab/>___________<text:tab/>___________<text:tab/>___________<text:tab/>___________</text:span></text:p>
      <text:p text:style-name="P9">Alhajri, Aeydh S. <text:tab/><text:span text:style-name="T2">___________<text:tab/>___________<text:tab/>___________<text:tab/>___________<text:tab/>___________</text:span></text:p>
      <text:p text:style-name="P6">Alhajri, Fahad M.<text:tab/><text:tab/><text:span text:style-name="T2">___________<text:tab/>___________<text:tab/>___________<text:tab/>___________<text:tab/>___________</text:span></text:p>
      <text:p text:style-name="P7">Alqahtani, Abdullah<text:tab/><text:span text:style-name="T2">___________<text:tab/>___________<text:tab/>___________<text:tab/>___________<text:tab/>___________</text:span></text:p>
      <text:p text:style-name="P9">Alqahtani, Abdulrahman<text:tab/><text:span text:style-name="T2">___________<text:tab/>___________<text:tab/>___________<text:tab/>___________<text:tab/>___________</text:span></text:p>
      <text:p text:style-name="P9">Badmos, Hafis O. <text:tab/><text:tab/><text:span text:style-name="T2">___________<text:tab/>___________<text:tab/>___________<text:tab/>___________<text:tab/>___________</text:span></text:p>
      <text:p text:style-name="P9">Baker, Kaleb W. <text:tab/><text:tab/><text:span text:style-name="T2">___________<text:tab/>___________<text:tab/>___________<text:tab/>___________<text:tab/>___________</text:span></text:p>
      <text:p text:style-name="P9">Beckman, Samuel M. <text:tab/><text:span text:style-name="T2">___________<text:tab/>___________<text:tab/>___________<text:tab/>___________<text:tab/>___________</text:span></text:p>
      <text:p text:style-name="P5">Campos, Nicolas A.<text:tab/><text:span text:style-name="T2">___________<text:tab/>___________<text:tab/>___________<text:tab/>___________<text:tab/>___________</text:span></text:p>
      <text:p text:style-name="P9">Cooksey, Eli R. <text:tab/><text:tab/><text:span text:style-name="T2">___________<text:tab/>___________<text:tab/>___________<text:tab/>___________<text:tab/>___________</text:span></text:p>
      <text:p text:style-name="P9">Fleck, Landon J. <text:tab/><text:tab/><text:span text:style-name="T2">___________<text:tab/>___________<text:tab/>___________<text:tab/>___________<text:tab/>___________</text:span></text:p>
      <text:p text:style-name="P9">Guild, John K. <text:tab/><text:tab/><text:span text:style-name="T2">___________<text:tab/>___________<text:tab/>___________<text:tab/>___________<text:tab/>___________</text:span></text:p>
      <text:p text:style-name="P9">Harden, Andre' J. <text:tab/><text:span text:style-name="T2">___________<text:tab/>___________<text:tab/>___________<text:tab/>___________<text:tab/>___________</text:span></text:p>
      <text:p text:style-name="P9">Jackson, Dalton E. <text:tab/><text:span text:style-name="T2">___________<text:tab/>___________<text:tab/>___________<text:tab/>___________<text:tab/>___________</text:span></text:p>
      <text:p text:style-name="P9">Lee, Yunjeong <text:tab/><text:tab/><text:span text:style-name="T2">___________<text:tab/>___________<text:tab/>___________<text:tab/>___________<text:tab/>___________</text:span></text:p>
      <text:p text:style-name="P9">Lowe, Blake A. <text:tab/><text:tab/><text:span text:style-name="T2">___________<text:tab/>___________<text:tab/>___________<text:tab/>___________<text:tab/>___________</text:span></text:p>
      <text:p text:style-name="P9">Marrell, Charles J. <text:tab/><text:span text:style-name="T2">___________<text:tab/>___________<text:tab/>___________<text:tab/>___________<text:tab/>___________</text:span></text:p>
      <text:p text:style-name="P9">May, Jacob R. <text:tab/><text:tab/><text:span text:style-name="T2">___________<text:tab/>___________<text:tab/>___________<text:tab/>___________<text:tab/>___________</text:span></text:p>
      <text:p text:style-name="P9">Mershon, Casey C. <text:tab/><text:span text:style-name="T2">___________<text:tab/>___________<text:tab/>___________<text:tab/>___________<text:tab/>___________</text:span></text:p>
      <text:p text:style-name="P9">Nash, Taylor J. <text:tab/><text:tab/><text:span text:style-name="T2">___________<text:tab/>___________<text:tab/>___________<text:tab/>___________<text:tab/>___________</text:span></text:p>
      <text:p text:style-name="P9">Pishon, Joshua E. <text:tab/><text:span text:style-name="T2">___________<text:tab/>___________<text:tab/>___________<text:tab/>___________<text:tab/>___________</text:span></text:p>
      <text:p text:style-name="P10">Price, Andrew Q.<text:tab/><text:tab/><text:span text:style-name="T2">___________<text:tab/>___________<text:tab/>___________<text:tab/>___________<text:tab/>___________</text:span></text:p>
      <text:p text:style-name="P9">Ruckoldt, Christopher<text:tab/><text:span text:style-name="T2">___________<text:tab/>___________<text:tab/>___________<text:tab/>___________<text:tab/>___________</text:span> </text:p>
      <text:p text:style-name="P9">Ryadovaya, Natalia <text:tab/><text:span text:style-name="T2">___________<text:tab/>___________<text:tab/>___________<text:tab/>___________<text:tab/>___________</text:span></text:p>
      <text:p text:style-name="P9">Shank, Charlene S. <text:tab/><text:span text:style-name="T2">___________<text:tab/>___________<text:tab/>___________<text:tab/>___________<text:tab/>___________</text:span></text:p>
      <text:p text:style-name="P9">Smith, Brian M. <text:tab/><text:tab/><text:span text:style-name="T2">___________<text:tab/>___________<text:tab/>___________<text:tab/>___________<text:tab/>___________</text:span></text:p>
      <text:p text:style-name="P9">Stone, Tyler C. <text:tab/><text:tab/><text:span text:style-name="T2">___________<text:tab/>___________<text:tab/>___________<text:tab/>___________<text:tab/>___________</text:span></text:p>
      <text:p text:style-name="P9">Thatcher, Auston J. <text:tab/><text:span text:style-name="T2">___________<text:tab/>___________<text:tab/>___________<text:tab/>___________<text:tab/>___________</text:span></text:p>
      <text:p text:style-name="P9">Vanatti, Brennon L. <text:tab/><text:span text:style-name="T2">___________<text:tab/>___________<text:tab/>___________<text:tab/>___________<text:tab/>___________</text:span></text:p>
      <text:p text:style-name="P9">Weiler, Donovan M. <text:tab/><text:span text:style-name="T2">___________<text:tab/>___________<text:tab/>___________<text:tab/>___________<text:tab/>___________</text:span></text:p>
      <text:p text:style-name="P9">Zoderer, Jackson R. <text:tab/><text:span text:style-name="T2">___________<text:tab/>___________<text:tab/>___________<text:tab/>___________<text:tab/>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4:20:44.847730913</dc:date>
    <meta:editing-duration>PT41M14S</meta:editing-duration>
    <meta:editing-cycles>10</meta:editing-cycles>
    <meta:generator>LibreOffice/5.0.4.2$Linux_X86_64 LibreOffice_project/2b9802c1994aa0b7dc6079e128979269cf95bc78</meta:generator>
    <meta:document-statistic meta:table-count="0" meta:image-count="0" meta:object-count="0" meta:page-count="1" meta:paragraph-count="34" meta:word-count="269" meta:character-count="2666" meta:non-whitespace-character-count="2393"/>
  </office:meta>
</office:document-meta>
</file>